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cc00"/>
    </style:style>
    <style:style style:name="P2" style:family="paragraph" style:parent-style-name="Standard">
      <style:text-properties fo:color="#00cc00"/>
    </style:style>
    <style:style style:name="P3" style:family="paragraph" style:parent-style-name="Preformatted_20_Text" style:list-style-name="L1">
      <style:paragraph-properties fo:margin-top="0cm" fo:margin-bottom="0.499cm"/>
    </style:style>
    <style:style style:name="P4" style:family="paragraph" style:parent-style-name="Text_20_body" style:list-style-name="L1">
      <style:text-properties fo:color="#99ff66"/>
    </style:style>
    <style:style style:name="P5" style:family="paragraph" style:parent-style-name="Text_20_body" style:list-style-name="L1">
      <style:text-properties fo:color="#00cc00"/>
    </style:style>
    <style:style style:name="P6" style:family="paragraph" style:parent-style-name="Text_20_body" style:list-style-name="L1">
      <style:paragraph-properties fo:margin-top="0cm" fo:margin-bottom="0cm"/>
      <style:text-properties fo:color="#99ff66"/>
    </style:style>
    <style:style style:name="P7" style:family="paragraph" style:parent-style-name="Text_20_body" style:list-style-name="L1">
      <style:paragraph-properties fo:margin-top="0cm" fo:margin-bottom="0cm"/>
      <style:text-properties fo:color="#00cc00"/>
    </style:style>
    <style:style style:name="T1" style:family="text">
      <style:text-properties fo:color="#99ff6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pflichtenheft"/>Pflichtenheft</text:h>
      <text:p text:style-name="Text_20_body">Das Pflichtenheft soll folgende Punkte enthalten:</text:p>
      <text:list xml:id="list2744151675129426560" text:style-name="L1">
        <text:list-item>
          <text:p text:style-name="P6">Beschreibung der Projektidee </text:p>
          <text:list>
            <text:list-item>
              <text:p text:style-name="P6">Beschreibung der Ausgangssituation bzw. der Umgebung, in der das Programm eingesetzt wird. </text:p>
            </text:list-item>
            <text:list-item>
              <text:p text:style-name="P6">Beschreibung der Zielsetzung des Programms. </text:p>
            </text:list-item>
            <text:list-item>
              <text:p text:style-name="P6">Die Beschreibung ist mindestens eine Seite lang. </text:p>
            </text:list-item>
          </text:list>
        </text:list-item>
        <text:list-item>
          <text:p text:style-name="P6">Muss- und Kann-Kriterien mit Aufwandsabschätzung </text:p>
          <text:list>
            <text:list-item>
              <text:p text:style-name="P4">Für jedes Kriterium soll der Aufwand in Stunden abgeschätzt werden.<text:line-break/>Beispiel:</text:p>
              <text:p text:style-name="P3"><text:span text:style-name="Source_20_Text"><text:span text:style-name="T1">Das System ermöglicht eine Anmeldung mit Nutzername und Passwort (10 Stunden)</text:span></text:span></text:p>
            </text:list-item>
          </text:list>
        </text:list-item>
        <text:list-item>
          <text:p text:style-name="P7">Use-Case-Diagramme </text:p>
          <text:list>
            <text:list-item>
              <text:p text:style-name="P7">Ausführliches Use-Case-Diagramm mit Tabellen. </text:p>
            </text:list-item>
            <text:list-item>
              <text:p text:style-name="P7">Mindestens drei Use-Case-Diagramme für zentrale Anwendungsfälle. </text:p>
            </text:list-item>
          </text:list>
        </text:list-item>
        <text:list-item>
          <text:p text:style-name="P7">Projektplan </text:p>
          <text:list>
            <text:list-item>
              <text:p text:style-name="P7">Ein Gantt-Diagramm, welches neben den Implementierungsphasen auch das Schreiben der Abschlussarbeit, Testen und Puffer enthält. &lt; <text:s text:c="10"/></text:p>
            </text:list-item>
            <text:list-item>
              <text:p text:style-name="P7">Wenn sich durch die Art des Projekts weiter Abhängigkeiten ergeben, müssen diese hier auch erwähnt werden. Zum Beispiel, wenn durch eine Auftragsarbeit Zugriff auf eine externe Datenbank benötigt wird. </text:p>
            </text:list-item>
          </text:list>
        </text:list-item>
        <text:list-item>
          <text:p text:style-name="P7">Produktumgebung <text:s text:c="2"/></text:p>
          <text:list>
            <text:list-item>
              <text:p text:style-name="P7">Kurze Beschreibung der verwendeten Technologien. </text:p>
            </text:list-item>
          </text:list>
        </text:list-item>
        <text:list-item>
          <text:p text:style-name="P7">Skizze von GUI oder Webseite </text:p>
          <text:list>
            <text:list-item>
              <text:p text:style-name="P7">Von Hand oder mit einem Prototyping-Tool angefertigte Skizze. </text:p>
            </text:list-item>
          </text:list>
        </text:list-item>
        <text:list-item>
          <text:p text:style-name="P7">DB-Entwurf </text:p>
          <text:list>
            <text:list-item>
              <text:p text:style-name="P7">Ein vollständiges ER-Diagramm der Datenbank. Die Attribute und Beziehungen zwischen Entitäten müssen angegeben werden. </text:p>
            </text:list-item>
          </text:list>
        </text:list-item>
        <text:list-item>
          <text:p text:style-name="P6">Link zu einem gehosteten Git-Repository. </text:p>
        </text:list-item>
        <text:list-item>
          <text:p text:style-name="P7">Testplan </text:p>
          <text:list>
            <text:list-item>
              <text:p text:style-name="P7">Beschreibung von mindestens 5 Testfällen nach vorgegebenem Muster (siehe unten). </text:p>
            </text:list-item>
            <text:list-item>
              <text:p text:style-name="P5">Hier sollen zentrale Testfälle beschrieben werden. Die Use-Case-Diagramme bieten dafür einen Anhaltspunkt. 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ühlbach Michael</meta:initial-creator>
    <meta:creation-date>2020-12-28T20:18:59.49</meta:creation-date>
    <dc:date>2021-01-24T13:26:41.94</dc:date>
    <dc:creator>Mühlbach Michael</dc:creator>
    <meta:editing-duration>PT15H46M40S</meta:editing-duration>
    <meta:editing-cycles>12</meta:editing-cycles>
    <meta:generator>OpenOffice/4.1.7$Win32 OpenOffice.org_project/417m1$Build-9800</meta:generator>
    <meta:document-statistic meta:table-count="0" meta:image-count="0" meta:object-count="0" meta:page-count="2" meta:paragraph-count="25" meta:word-count="203" meta:character-count="1511"/>
  </office:meta>
</office:document-meta>
</file>